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Faktor</text:p>
          </table:table-cell>
          <table:table-cell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table:formula="of:=[.C2]/([.B2]+[.C2])" office:value-type="float" office:value="0.109311740890688" calcext:value-type="float">
            <text:p>0.109311740890688</text:p>
          </table:table-cell>
          <table:table-cell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51" calcext:value-type="float">
            <text:p>51</text:p>
          </table:table-cell>
          <table:table-cell table:formula="of:=[.C3]/([.B3]+[.C3])" office:value-type="float" office:value="0.106029106029106" calcext:value-type="float">
            <text:p>0.106029106029106</text:p>
          </table:table-cell>
          <table:table-cell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62" calcext:value-type="float">
            <text:p>62</text:p>
          </table:table-cell>
          <table:table-cell table:formula="of:=[.C4]/([.B4]+[.C4])" office:value-type="float" office:value="0.108391608391608" calcext:value-type="float">
            <text:p>0.108391608391608</text:p>
          </table:table-cell>
          <table:table-cell office:value-type="string" calcext:value-type="string">
            <text:p>Proto2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270" calcext:value-type="float">
            <text:p>270</text:p>
          </table:table-cell>
          <table:table-cell table:formula="of:=[.C5]/([.B5]+[.C5])" office:value-type="float" office:value="0.109311740890688" calcext:value-type="float">
            <text:p>0.109311740890688</text:p>
          </table:table-cell>
          <table:table-cell office:value-type="string" calcext:value-type="string">
            <text:p>Proto1</text:p>
          </table:table-cell>
        </table:table-row>
        <table:table-row table:style-name="ro1">
          <table:table-cell table:number-columns-repeated="3"/>
          <table:table-cell table:formula="of:=[.C6]/([.B6]+[.C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3"/>
          <table:table-cell table:formula="of:=[.C7]/([.B7]+[.C7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16/15" office:value-type="float" office:value="1.06666666666667" calcext:value-type="float">
            <text:p>1.0666666666666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.00.0000</text:date>, <text:time style:data-style-name="N2" text:time-value="17:45:11.90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Mezger</meta:initial-creator>
    <meta:creation-date>2020-05-18T16:31:21.317000000</meta:creation-date>
    <dc:date>2020-05-18T17:45:54.493000000</dc:date>
    <dc:creator>Klaus Mezger</dc:creator>
    <meta:editing-duration>PT24M51S</meta:editing-duration>
    <meta:editing-cycles>2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